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df_spacy_stop_word_cou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op_word</text:p>
          </table:table-cell>
          <table:table-cell office:value-type="string" calcext:value-type="string">
            <text:p>instances_remove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table:style-name="ce1" office:value-type="string" calcext:value-type="string">
            <text:p>you</text:p>
          </table:table-cell>
          <table:table-cell table:style-name="ce1"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style-name="ce1" office:value-type="float" office:value="841" calcext:value-type="float">
            <text:p>841</text:p>
          </table:table-cell>
        </table:table-row>
        <table:table-row table:style-name="ro1">
          <table:table-cell table:style-name="ce1" office:value-type="string" calcext:value-type="string">
            <text:p>not</text:p>
          </table:table-cell>
          <table:table-cell table:style-name="ce1"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float" office:value="406" calcext:value-type="float">
            <text:p>406</text:p>
          </table:table-cell>
        </table:table-row>
        <table:table-row table:style-name="ro1">
          <table:table-cell table:style-name="ce1" office:value-type="string" calcext:value-type="string">
            <text:p>was</text:p>
          </table:table-cell>
          <table:table-cell table:style-name="ce1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style-name="ce1" office:value-type="string" calcext:value-type="string">
            <text:p>but</text:p>
          </table:table-cell>
          <table:table-cell table:style-name="ce1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string" calcext:value-type="string">
            <text:p>your</text:p>
          </table:table-cell>
          <table:table-cell table:style-name="ce1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style-name="ce1" office:value-type="string" calcext:value-type="string">
            <text:p>when</text:p>
          </table:table-cell>
          <table:table-cell table:style-name="ce1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style-name="ce1" office:value-type="string" calcext:value-type="string">
            <text:p>now</text:p>
          </table:table-cell>
          <table:table-cell table:style-name="ce1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string" calcext:value-type="string">
            <text:p>more</text:p>
          </table:table-cell>
          <table:table-cell table:style-name="ce1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would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over</text:p>
          </table:table-cell>
          <table:table-cell table:style-name="ce1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een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some</text:p>
          </table:table-cell>
          <table:table-cell table:style-name="ce1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did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string" calcext:value-type="string">
            <text:p>first</text:p>
          </table:table-cell>
          <table:table-cell table:style-name="ce1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string" calcext:value-type="string">
            <text:p>full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eally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string" calcext:value-type="string">
            <text:p>down</text:p>
          </table:table-cell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may</text:p>
          </table:table-cell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only</text:p>
          </table:table-cell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hould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o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string" calcext:value-type="string">
            <text:p>many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leas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oe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uch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i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never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string" calcext:value-type="string">
            <text:p>any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everyone</text:p>
          </table:table-cell>
          <table:table-cell table:style-name="ce1"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every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before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string" calcext:value-type="string">
            <text:p>under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ve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most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inc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withou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omeon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unti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ai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a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hough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omethin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oin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m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e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lread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w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yo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ythin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verythin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ysel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ros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ours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you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orm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noug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welv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metim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o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th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riou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geth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o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ith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em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verywhe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cep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msel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nt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nles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nn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th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lo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sel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meho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ong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yw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ca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com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bod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ft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mselv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ward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eth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it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erwi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ha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com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sid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ard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e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em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atev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f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se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wh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rsel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wh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ougho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ene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oe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o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ursel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terwa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ywh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wh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rea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4-03-27T20:03:47.742000000</dc:date>
    <meta:editing-duration>PT11M30S</meta:editing-duration>
    <meta:editing-cycles>2</meta:editing-cycles>
    <meta:document-statistic meta:table-count="1" meta:cell-count="544" meta:object-count="0"/>
  </office:meta>
</office:document-meta>
</file>